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64cm"/>
    </style:style>
    <style:style style:name="co2" style:family="table-column">
      <style:table-column-properties fo:break-before="auto" style:column-width="20.5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&lt;!Doctype html&gt; </text:p>
          </table:table-cell>
          <table:table-cell/>
        </table:table-row>
        <table:table-row table:style-name="ro1">
          <table:table-cell office:value-type="string">
            <text:p>&lt;html&gt;&lt;/html&gt;</text:p>
          </table:table-cell>
          <table:table-cell/>
        </table:table-row>
        <table:table-row table:style-name="ro2">
          <table:table-cell office:value-type="string">
            <text:p>&lt;head&gt;&lt;/head&gt;</text:p>
          </table:table-cell>
          <table:table-cell/>
        </table:table-row>
        <table:table-row table:style-name="ro2">
          <table:table-cell office:value-type="string">
            <text:p>&lt;title&gt;&lt;/title&gt;</text:p>
          </table:table-cell>
          <table:table-cell/>
        </table:table-row>
        <table:table-row table:style-name="ro2">
          <table:table-cell office:value-type="string">
            <text:p>&lt;meta charset="UTF-8"&gt;</text:p>
          </table:table-cell>
          <table:table-cell table:style-name="ce1" office:value-type="string">
            <text:p>Deze regel zorgt ervoor dat we de tekencodering kunnen gebruiken die bijna alle speciale tekens omvat die we in Europa gebruiken </text:p>
          </table:table-cell>
        </table:table-row>
        <table:table-row table:style-name="ro1">
          <table:table-cell table:style-name="ce1" office:value-type="string">
            <text:p>&lt;meta name="author" content="Erwin Leemans"&gt; </text:p>
          </table:table-cell>
          <table:table-cell table:style-name="ce1" office:value-type="string">
            <text:p>De naam van de auteur van deze pagina </text:p>
          </table:table-cell>
        </table:table-row>
        <table:table-row table:style-name="ro1">
          <table:table-cell table:style-name="ce1" office:value-type="string">
            <text:p>&lt;meta name="keywords" content="JavaScript, cursus"&gt; </text:p>
          </table:table-cell>
          <table:table-cell table:style-name="ce1" office:value-type="string">
            <text:p>De kernwoorden waar onze pagina over gaat </text:p>
          </table:table-cell>
        </table:table-row>
        <table:table-row table:style-name="ro1">
          <table:table-cell table:style-name="ce1" office:value-type="string">
            <text:p>&lt;meta name="description" content=" In eenvoudige taal JavaScript uitgelegd"&gt;</text:p>
          </table:table-cell>
          <table:table-cell table:style-name="ce1" office:value-type="string">
            <text:p>De korte uitleg over deze pagina </text:p>
          </table:table-cell>
        </table:table-row>
        <table:table-row table:style-name="ro1">
          <table:table-cell table:style-name="ce1" office:value-type="string">
            <text:p>&lt;meta name="viewport" content="width=device-width, initial-scale=1.0"&gt; </text:p>
          </table:table-cell>
          <table:table-cell table:style-name="ce1" office:value-type="string">
            <text:p>Deze regel zorgt er voor dat onze pagina zich automatisch aanpast aan eender welke breedte van scherm </text:p>
          </table:table-cell>
        </table:table-row>
        <table:table-row table:style-name="ro1">
          <table:table-cell office:value-type="string">
            <text:p>&lt;body&gt;&lt;body&gt;</text:p>
          </table:table-cell>
          <table:table-cell/>
        </table:table-row>
        <table:table-row table:style-name="ro1">
          <table:table-cell office:value-type="string">
            <text:p>&lt;p&gt;&lt;/p&gt;</text:p>
          </table:table-cell>
          <table:table-cell office:value-type="string">
            <text:p>Paragraaf</text:p>
          </table:table-cell>
        </table:table-row>
        <table:table-row table:style-name="ro1">
          <table:table-cell office:value-type="string">
            <text:p>&lt;H1&gt;&lt;/H1&gt; tot ,H6&gt;&lt;/H6&gt;</text:p>
          </table:table-cell>
          <table:table-cell office:value-type="string">
            <text:p>Hoofding (per pagina maar 1 &lt;H1&gt;)</text:p>
          </table:table-cell>
        </table:table-row>
        <table:table-row table:style-name="ro2">
          <table:table-cell office:value-type="string">
            <text:p>&lt;hr&gt;</text:p>
          </table:table-cell>
          <table:table-cell table:style-name="ce1" office:value-type="string">
            <text:p>Deze code wordt gebruikt om een nieuw onderwerp te starten en niet om een scheidingslijn te zetten. </text:p>
          </table:table-cell>
        </table:table-row>
        <table:table-row table:style-name="ro1">
          <table:table-cell office:value-type="string">
            <text:p>&lt;s&gt;&lt;/s&gt; of &lt;strike&gt;&lt;/strike&gt;</text:p>
          </table:table-cell>
          <table:table-cell office:value-type="string">
            <text:p>Doorstrepen</text:p>
          </table:table-cell>
        </table:table-row>
      </table:table>
      <table:table table:name="Blad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7">27/11/2023</text:date>, <text:time>15:27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6T20:18:10.99</meta:creation-date>
    <dc:date>2023-11-27T15:27:22.71</dc:date>
    <meta:editing-duration>PT18H54M1S</meta:editing-duration>
    <meta:editing-cycles>1</meta:editing-cycles>
    <meta:document-statistic meta:table-count="3" meta:cell-count="23" meta:object-count="0"/>
    <meta:generator>OpenOffice/4.1.7$Win32 OpenOffice.org_project/417m1$Build-9800</meta:generator>
  </office:meta>
</office:document-meta>
</file>